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4pt" officeooo:paragraph-rsid="000a4954" style:font-size-asian="14pt" style:font-size-complex="14pt"/>
    </style:style>
    <style:style style:name="P2" style:family="paragraph" style:parent-style-name="Standard">
      <style:text-properties style:font-name="DejaVu Sans Mono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18pt" style:text-underline-style="solid" style:text-underline-width="auto" style:text-underline-color="font-color" officeooo:paragraph-rsid="000a4954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12pt" officeooo:paragraph-rsid="000a4954" style:font-size-asian="12pt" style:font-size-complex="12pt"/>
    </style:style>
    <style:style style:name="T1" style:family="text">
      <style:text-properties officeooo:rsid="000a495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a4954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a4954" style:font-weight-asian="bold" style:font-weight-complex="bold"/>
    </style:style>
    <style:style style:name="T6" style:family="text">
      <style:text-properties fo:font-style="italic" officeooo:rsid="000a4954" style:font-style-asian="italic" style:font-style-complex="italic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style:text-underline-style="none" fo:font-weight="bold" officeooo:rsid="000a495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reate in Me a Clean Heart</text:p>
      <text:p text:style-name="P1"/>
      <text:p text:style-name="P4">Words &amp; Music by: Keith Green (based on Psalm 51:10-12)</text:p>
      <text:p text:style-name="P1"><text:line-break/><text:span text:style-name="T8">VERSE</text:span></text:p>
      <text:p text:style-name="P1"/>
      <text:p text:style-name="P1">Cre-ate in me a clean heart, O God,</text:p>
      <text:p text:style-name="P2"/>
      <text:p text:style-name="P2">And re-new a right spi-rit with-in me [with-in me].</text:p>
      <text:p text:style-name="P2"/>
      <text:p text:style-name="P2">Cre-ate in me a clean heart, O God,</text:p>
      <text:p text:style-name="P2"/>
      <text:p text:style-name="P1">And re-new a right spi-rit with-in me [with-in me].</text:p>
      <text:p text:style-name="P1"><text:span text:style-name="T1"><text:line-break/></text:span><text:line-break/><text:span text:style-name="T7">CHORUS</text:span></text:p>
      <text:p text:style-name="P2"/>
      <text:p text:style-name="P2">Cast me not a-way from Thy pres-ence, O Lord</text:p>
      <text:p text:style-name="P2"/>
      <text:p text:style-name="P2">And take not Thy Ho-ly Spi-rit from me.</text:p>
      <text:p text:style-name="P2"/>
      <text:p text:style-name="P2">Re-store unto me the joy of Thy sal-va--tion,</text:p>
      <text:p text:style-name="P2"/>
      <text:p text:style-name="P2">And re-new a right spi-rit within m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23:58:43.630300360</meta:creation-date>
    <dc:date>2024-08-13T00:02:55.873298782</dc:date>
    <meta:editing-duration>PT4M12S</meta:editing-duration>
    <meta:editing-cycles>2</meta:editing-cycles>
    <meta:generator>LibreOffice/7.6.7.2$Linux_X86_64 LibreOffice_project/60$Build-2</meta:generator>
    <meta:document-statistic meta:table-count="0" meta:image-count="0" meta:object-count="0" meta:page-count="1" meta:paragraph-count="12" meta:word-count="85" meta:character-count="432" meta:non-whitespace-character-count="357"/>
  </office:meta>
</office:document-meta>
</file>